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7ae" officeooo:paragraph-rsid="001397ae"/>
    </style:style>
    <style:style style:name="P2" style:family="paragraph" style:parent-style-name="Standard">
      <style:text-properties officeooo:rsid="00157367" officeooo:paragraph-rsid="00157367"/>
    </style:style>
    <style:style style:name="P3" style:family="paragraph" style:parent-style-name="Standard">
      <style:text-properties officeooo:rsid="0016664e" officeooo:paragraph-rsid="0016664e"/>
    </style:style>
    <style:style style:name="P4" style:family="paragraph" style:parent-style-name="Standard">
      <style:text-properties officeooo:rsid="0018c928" officeooo:paragraph-rsid="0018c928"/>
    </style:style>
    <style:style style:name="P5" style:family="paragraph" style:parent-style-name="Standard">
      <style:text-properties officeooo:rsid="001d65d0" officeooo:paragraph-rsid="001d65d0"/>
    </style:style>
    <style:style style:name="P6" style:family="paragraph" style:parent-style-name="Standard">
      <style:text-properties officeooo:rsid="001e7cbd" officeooo:paragraph-rsid="001e7cbd"/>
    </style:style>
    <style:style style:name="P7" style:family="paragraph" style:parent-style-name="Standard">
      <style:text-properties officeooo:rsid="0022aecb" officeooo:paragraph-rsid="0022aecb"/>
    </style:style>
    <style:style style:name="P8" style:family="paragraph" style:parent-style-name="Standard">
      <style:text-properties officeooo:rsid="00241018" officeooo:paragraph-rsid="00241018"/>
    </style:style>
    <style:style style:name="P9" style:family="paragraph" style:parent-style-name="Standard">
      <style:text-properties officeooo:rsid="002a7f3d" officeooo:paragraph-rsid="002a7f3d"/>
    </style:style>
    <style:style style:name="P10" style:family="paragraph" style:parent-style-name="Standard">
      <style:text-properties officeooo:rsid="002bc0ae" officeooo:paragraph-rsid="002bc0ae"/>
    </style:style>
    <style:style style:name="P11" style:family="paragraph" style:parent-style-name="Standard">
      <style:text-properties officeooo:rsid="00306c82" officeooo:paragraph-rsid="00306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– 01</text:p>
      <text:p text:style-name="P1"/>
      <text:p text:style-name="P1"/>
      <text:p text:style-name="P1">Code:</text:p>
      <text:p text:style-name="P1">#include &lt;iostream&gt;</text:p>
      <text:p text:style-name="P1"/>
      <text:p text:style-name="P1">using namespace std;</text:p>
      <text:p text:style-name="P1"/>
      <text:p text:style-name="P1">int main(void) {</text:p>
      <text:p text:style-name="P1">int x = 12, y = 10;</text:p>
      <text:p text:style-name="P1"/>
      <text:p text:style-name="P1">cout &lt;&lt; "Before swapping " &lt;&lt; x &lt;&lt; " " &lt;&lt; y &lt;&lt; endl;</text:p>
      <text:p text:style-name="P1"/>
      <text:p text:style-name="P1"/>
      <text:p text:style-name="P1">int temp = x;</text:p>
      <text:p text:style-name="P1">x = y;</text:p>
      <text:p text:style-name="P1">y = temp;</text:p>
      <text:p text:style-name="P1"/>
      <text:p text:style-name="P1"/>
      <text:p text:style-name="P1">cout &lt;&lt; "After Swapping " &lt;&lt; x &lt;&lt; " " &lt;&lt; y &lt;&lt; endl;</text:p>
      <text:p text:style-name="P1"/>
      <text:p text:style-name="P1">}</text:p>
      <text:p text:style-name="P1"/>
      <text:p text:style-name="P1"/>
      <text:p text:style-name="P1"/>
      <text:p text:style-name="P1"/>
      <text:p text:style-name="P1">Output:</text:p>
      <text:p text:style-name="P1"/>
      <text:p text:style-name="P1">Before swapping 12 10</text:p>
      <text:p text:style-name="P1">After Swapping 10 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ctical No – 02</text:p>
      <text:p text:style-name="P2"/>
      <text:p text:style-name="P2">code</text:p>
      <text:p text:style-name="P2">#include &lt;iostream&gt;</text:p>
      <text:p text:style-name="P2"/>
      <text:p text:style-name="P2">void swap(int&amp; x, int&amp; y) {</text:p>
      <text:p text:style-name="P2"><text:s text:c="3"/>// Swap the values of x and y using a temporary variable</text:p>
      <text:p text:style-name="P2"><text:s text:c="3"/>int temp = x;</text:p>
      <text:p text:style-name="P2"><text:s text:c="3"/>x = y;</text:p>
      <text:p text:style-name="P2"><text:s text:c="3"/>y = temp;</text:p>
      <text:p text:style-name="P2">}</text:p>
      <text:p text:style-name="P2"/>
      <text:p text:style-name="P2">int main() {</text:p>
      <text:p text:style-name="P2"><text:s text:c="3"/>int a = 10, b = 20;</text:p>
      <text:p text:style-name="P2"/>
      <text:p text:style-name="P2"><text:s text:c="3"/>std::cout &lt;&lt; "Before swapping: a = " &lt;&lt; a &lt;&lt; ", b = " &lt;&lt; b &lt;&lt; std::endl;</text:p>
      <text:p text:style-name="P2"/>
      <text:p text:style-name="P2"><text:s text:c="3"/>// Call the swap function to exchange the values of a and b</text:p>
      <text:p text:style-name="P2"><text:s text:c="3"/>swap(a, b);</text:p>
      <text:p text:style-name="P2"/>
      <text:p text:style-name="P2"><text:s text:c="3"/>std::cout &lt;&lt; "After swapping: a = " &lt;&lt; a &lt;&lt; ", b = " &lt;&lt; b &lt;&lt; std::endl;</text:p>
      <text:p text:style-name="P2"/>
      <text:p text:style-name="P2"><text:s text:c="3"/>return 0;</text:p>
      <text:p text:style-name="P2">}</text:p>
      <text:p text:style-name="P2"/>
      <text:p text:style-name="P2"/>
      <text:p text:style-name="P2">output:</text:p>
      <text:p text:style-name="P2"/>
      <text:p text:style-name="P2">Before swapping: a = 10, b = 20</text:p>
      <text:p text:style-name="P2">After swapping: a = 20, b = 1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actical No – 03</text:p>
      <text:p text:style-name="P2"/>
      <text:p text:style-name="P2">code:</text:p>
      <text:p text:style-name="P2"/>
      <text:p text:style-name="P2">#include &lt;iostream&gt;</text:p>
      <text:p text:style-name="P2">#include &lt;limits&gt;</text:p>
      <text:p text:style-name="P2"/>
      <text:p text:style-name="P2">int main() {</text:p>
      <text:p text:style-name="P2"><text:s text:c="4"/>const int arraySize = 10;</text:p>
      <text:p text:style-name="P2"><text:s text:c="4"/>int numbers[arraySize];</text:p>
      <text:p text:style-name="P2"/>
      <text:p text:style-name="P2"><text:s text:c="4"/>// Get user input for array elements</text:p>
      <text:p text:style-name="P2"><text:s text:c="4"/>std::cout &lt;&lt; "Enter 10 integers:\n";</text:p>
      <text:p text:style-name="P2"><text:s text:c="4"/>for (int i = 0; i &lt; arraySize; ++i) {</text:p>
      <text:p text:style-name="P2"><text:s text:c="8"/>std::cin &gt;&gt; numbers[i];</text:p>
      <text:p text:style-name="P2"><text:s text:c="4"/>}</text:p>
      <text:p text:style-name="P2"/>
      <text:p text:style-name="P2"><text:s text:c="4"/>// Initialize largest number with minimum possible integer value</text:p>
      <text:p text:style-name="P2"><text:s text:c="4"/>int largestNumber = std::numeric_limits&lt;int&gt;::min();</text:p>
      <text:p text:style-name="P2"/>
      <text:p text:style-name="P2"><text:s text:c="4"/>// Find the largest number using a loop</text:p>
      <text:p text:style-name="P2"><text:s text:c="4"/>for (int i = 0; i &lt; arraySize; ++i) {</text:p>
      <text:p text:style-name="P2"><text:s text:c="8"/>if (numbers[i] &gt; largestNumber) {</text:p>
      <text:p text:style-name="P2"><text:s text:c="12"/>largestNumber = numbers[i];</text:p>
      <text:p text:style-name="P2"><text:s text:c="8"/>}</text:p>
      <text:p text:style-name="P2"><text:s text:c="4"/>}</text:p>
      <text:p text:style-name="P2"/>
      <text:p text:style-name="P2"><text:s text:c="4"/>// Print the largest number</text:p>
      <text:p text:style-name="P2"><text:s text:c="4"/>std::cout &lt;&lt; "The largest number is: " &lt;&lt; largestNumber &lt;&lt; std::endl;</text:p>
      <text:p text:style-name="P2"/>
      <text:p text:style-name="P2"><text:s text:c="4"/>return 0;</text:p>
      <text:p text:style-name="P2">}</text:p>
      <text:p text:style-name="P2"/>
      <text:p text:style-name="P2"/>
      <text:p text:style-name="P2"/>
      <text:p text:style-name="P2">output:</text:p>
      <text:p text:style-name="P2"/>
      <text:p text:style-name="P2">Enter 10 integers:</text:p>
      <text:p text:style-name="P2">12 13 14 15 16 17 18 19 20 21</text:p>
      <text:p text:style-name="P2">The largest number is: 2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actical No – 04</text:p>
      <text:p text:style-name="P2"/>
      <text:p text:style-name="P2">Code:</text:p>
      <text:p text:style-name="P2">#include &lt;iostream&gt;</text:p>
      <text:p text:style-name="P2"/>
      <text:p text:style-name="P2">using namespace std;</text:p>
      <text:p text:style-name="P2"/>
      <text:p text:style-name="P2">int linearSearch(int arr[], int n, int x) {</text:p>
      <text:p text:style-name="P2"><text:s text:c="3"/>for (int i = 0; i &lt; n; i++) {</text:p>
      <text:p text:style-name="P2"><text:s text:c="7"/>if (arr[i] == x) {</text:p>
      <text:p text:style-name="P2"><text:s text:c="11"/>return i; <text:s/>// Element found at index i</text:p>
      <text:p text:style-name="P2"><text:s text:c="7"/>}</text:p>
      <text:p text:style-name="P2"><text:s text:c="3"/>}</text:p>
      <text:p text:style-name="P2"><text:s text:c="3"/>return -1; <text:s/>// Element not found</text:p>
      <text:p text:style-name="P2">}</text:p>
      <text:p text:style-name="P2"/>
      <text:p text:style-name="P2">int main() {</text:p>
      <text:p text:style-name="P2"><text:s text:c="3"/>int arr[] = {2, 3, 4, 10, 40};</text:p>
      <text:p text:style-name="P2"><text:s text:c="3"/>int x = 10; <text:s/>// Element to search</text:p>
      <text:p text:style-name="P2"><text:s text:c="3"/>int n = sizeof(arr) / sizeof(arr[0]); <text:s/>// Size of the array</text:p>
      <text:p text:style-name="P2"/>
      <text:p text:style-name="P2"><text:s text:c="3"/>int result = linearSearch(arr, n, x);</text:p>
      <text:p text:style-name="P2"/>
      <text:p text:style-name="P2"><text:s text:c="3"/>if (result == -1) {</text:p>
      <text:p text:style-name="P2"><text:s text:c="7"/>cout &lt;&lt; "Element not found in the array." &lt;&lt; endl;</text:p>
      <text:p text:style-name="P2"><text:s text:c="3"/>} else {</text:p>
      <text:p text:style-name="P2"><text:s text:c="7"/>cout &lt;&lt; "Element found at index " &lt;&lt; result &lt;&lt; endl;</text:p>
      <text:p text:style-name="P2"><text:s text:c="3"/>}</text:p>
      <text:p text:style-name="P2"/>
      <text:p text:style-name="P2"><text:s text:c="3"/>return 0;</text:p>
      <text:p text:style-name="P2">}</text:p>
      <text:p text:style-name="P2"/>
      <text:p text:style-name="P2"/>
      <text:p text:style-name="P2"/>
      <text:p text:style-name="P2"/>
      <text:p text:style-name="P3">output:</text:p>
      <text:p text:style-name="P3"/>
      <text:p text:style-name="P3">Element found at index 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ractical No – 05</text:p>
      <text:p text:style-name="P3"/>
      <text:p text:style-name="P3">Code:</text:p>
      <text:p text:style-name="P3"/>
      <text:p text:style-name="P3">#include &lt;iostream&gt;</text:p>
      <text:p text:style-name="P3"/>
      <text:p text:style-name="P3">using namespace std;</text:p>
      <text:p text:style-name="P3"/>
      <text:p text:style-name="P3">void bubbleSort(int arr[], int n) {</text:p>
      <text:p text:style-name="P3"><text:s text:c="4"/>for (int i = 0; i &lt; n - 1; i++) {</text:p>
      <text:p text:style-name="P3"><text:s text:c="8"/>bool swapped = false; <text:s/>// Flag to check if any swaps occurred</text:p>
      <text:p text:style-name="P3"><text:s text:c="8"/>for (int j = 0; j &lt; n - i - 1; j++) {</text:p>
      <text:p text:style-name="P3"><text:s text:c="12"/>if (arr[j] &gt; arr[j + 1]) {</text:p>
      <text:p text:style-name="P3"><text:s text:c="16"/>swap(arr[j], arr[j + 1]);</text:p>
      <text:p text:style-name="P3"><text:s text:c="16"/>swapped = true;</text:p>
      <text:p text:style-name="P3"><text:s text:c="12"/>}</text:p>
      <text:p text:style-name="P3"><text:s text:c="8"/>}</text:p>
      <text:p text:style-name="P3"><text:s text:c="8"/>// If no swaps occurred, the array is already sorted</text:p>
      <text:p text:style-name="P3"><text:s text:c="8"/>if (!swapped) {</text:p>
      <text:p text:style-name="P3"><text:s text:c="12"/>break;</text:p>
      <text:p text:style-name="P3"><text:s text:c="8"/>}</text:p>
      <text:p text:style-name="P3"><text:s text:c="4"/>}</text:p>
      <text:p text:style-name="P3">}</text:p>
      <text:p text:style-name="P3"/>
      <text:p text:style-name="P3">int main() {</text:p>
      <text:p text:style-name="P3"><text:s text:c="4"/>int arr[] = {64, 34, 25, 12, 22, 11, 90};</text:p>
      <text:p text:style-name="P3"><text:s text:c="4"/>int n = sizeof(arr) / sizeof(arr[0]);</text:p>
      <text:p text:style-name="P3"/>
      <text:p text:style-name="P3"><text:s text:c="4"/>cout &lt;&lt; "Unsorted array: ";</text:p>
      <text:p text:style-name="P3"><text:s text:c="4"/>for (int i = 0; i &lt; n; i++) {</text:p>
      <text:p text:style-name="P3"><text:s text:c="8"/>cout &lt;&lt; arr[i] &lt;&lt; " ";</text:p>
      <text:p text:style-name="P3"><text:s text:c="4"/>}</text:p>
      <text:p text:style-name="P3"/>
      <text:p text:style-name="P3"><text:s text:c="4"/>bubbleSort(arr, n);</text:p>
      <text:p text:style-name="P3"/>
      <text:p text:style-name="P3"><text:s text:c="4"/>cout &lt;&lt; "\nSorted array: ";</text:p>
      <text:p text:style-name="P3"><text:s text:c="4"/>for (int i = 0; i &lt; n; i++) {</text:p>
      <text:p text:style-name="P3"><text:s text:c="8"/>cout &lt;&lt; arr[i] &lt;&lt; " ";</text:p>
      <text:p text:style-name="P3"><text:s text:c="4"/>}</text:p>
      <text:p text:style-name="P3"/>
      <text:p text:style-name="P3"><text:s text:c="4"/>return 0;</text:p>
      <text:p text:style-name="P3">}</text:p>
      <text:p text:style-name="P3"/>
      <text:p text:style-name="P3"/>
      <text:p text:style-name="P3"/>
      <text:p text:style-name="P3">Output:</text:p>
      <text:p text:style-name="P3"/>
      <text:p text:style-name="P3">Unsorted array: 64 34 25 12 22 11 90 </text:p>
      <text:p text:style-name="P3">Sorted array: 11 12 22 25 34 64 90 </text:p>
      <text:p text:style-name="P3"/>
      <text:p text:style-name="P3"/>
      <text:p text:style-name="P3"/>
      <text:p text:style-name="P3"><text:soft-page-break/>Practical No – 06</text:p>
      <text:p text:style-name="P3"/>
      <text:p text:style-name="P3">Code:</text:p>
      <text:p text:style-name="P3"/>
      <text:p text:style-name="P3">#include &lt;iostream&gt;</text:p>
      <text:p text:style-name="P3"/>
      <text:p text:style-name="P3">using namespace std;</text:p>
      <text:p text:style-name="P3"/>
      <text:p text:style-name="P3">void fact(int n) {</text:p>
      <text:p text:style-name="P3"><text:s text:c="3"/>int factorial = 1; <text:s/>// Initialize factorial to 1</text:p>
      <text:p text:style-name="P3"/>
      <text:p text:style-name="P3"><text:s text:c="3"/>if (n &lt; 0) {</text:p>
      <text:p text:style-name="P3"><text:s text:c="7"/>cout &lt;&lt; "Factorial is not defined for negative numbers." &lt;&lt; endl;</text:p>
      <text:p text:style-name="P3"><text:s text:c="3"/>} else {</text:p>
      <text:p text:style-name="P3"><text:s text:c="7"/>for (int i = 1; i &lt;= n; ++i) {</text:p>
      <text:p text:style-name="P3"><text:s text:c="11"/>factorial *= i; <text:s/>// Multiply factorial by each number from 1 to n</text:p>
      <text:p text:style-name="P3"><text:s text:c="7"/>}</text:p>
      <text:p text:style-name="P3"><text:s text:c="7"/>cout &lt;&lt; "Factorial of " &lt;&lt; n &lt;&lt; " is " &lt;&lt; factorial &lt;&lt; endl;</text:p>
      <text:p text:style-name="P3"><text:s text:c="3"/>}</text:p>
      <text:p text:style-name="P3">}</text:p>
      <text:p text:style-name="P3"/>
      <text:p text:style-name="P3">int main() {</text:p>
      <text:p text:style-name="P3"><text:s text:c="3"/>int num;</text:p>
      <text:p text:style-name="P3"><text:s text:c="3"/>cout &lt;&lt; "Enter a non-negative number to find it's factorial : ";</text:p>
      <text:p text:style-name="P3"><text:s text:c="3"/>cin &gt;&gt; num;</text:p>
      <text:p text:style-name="P3"/>
      <text:p text:style-name="P3"><text:s text:c="3"/>fact(num); <text:s/>// Call the fact function to calculate factorial</text:p>
      <text:p text:style-name="P3"/>
      <text:p text:style-name="P3"><text:s text:c="3"/>return 0;</text:p>
      <text:p text:style-name="P3">}</text:p>
      <text:p text:style-name="P3"/>
      <text:p text:style-name="P4">Output:</text:p>
      <text:p text:style-name="P4"/>
      <text:p text:style-name="P4">Enter a non-negative number to find it's factorial : 7</text:p>
      <text:p text:style-name="P4">Factorial of 7 is 504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ractical No- 07</text:p>
      <text:p text:style-name="P5"/>
      <text:p text:style-name="P5">Code:</text:p>
      <text:p text:style-name="P5"/>
      <text:p text:style-name="P5">#include &lt;iostream&gt;</text:p>
      <text:p text:style-name="P5"/>
      <text:p text:style-name="P5">using namespace std;</text:p>
      <text:p text:style-name="P5"/>
      <text:p text:style-name="P5">class Circle {</text:p>
      <text:p text:style-name="P5">private:</text:p>
      <text:p text:style-name="P5"><text:s text:c="4"/>double radius;</text:p>
      <text:p text:style-name="P5"/>
      <text:p text:style-name="P5">public:</text:p>
      <text:p text:style-name="P5"><text:s text:c="4"/>Circle(double r) {</text:p>
      <text:p text:style-name="P5"><text:s text:c="8"/>radius = r;</text:p>
      <text:p text:style-name="P5"><text:s text:c="4"/>}</text:p>
      <text:p text:style-name="P5"/>
      <text:p text:style-name="P5"><text:s text:c="4"/>void area() {</text:p>
      <text:p text:style-name="P5"><text:s text:c="8"/>double area = 3.14159 * radius * radius;</text:p>
      <text:p text:style-name="P5"><text:s text:c="8"/>cout &lt;&lt; "Area of the circle: " &lt;&lt; area &lt;&lt; endl;</text:p>
      <text:p text:style-name="P5"><text:s text:c="4"/>}</text:p>
      <text:p text:style-name="P5"/>
      <text:p text:style-name="P5"><text:s text:c="4"/>void circum() {</text:p>
      <text:p text:style-name="P5"><text:s text:c="8"/>double circumference = 2 * 3.14159 * radius;</text:p>
      <text:p text:style-name="P5"><text:s text:c="8"/>cout &lt;&lt; "Circumference of the circle: " &lt;&lt; circumference &lt;&lt; endl;</text:p>
      <text:p text:style-name="P5"><text:s text:c="4"/>}</text:p>
      <text:p text:style-name="P5">};</text:p>
      <text:p text:style-name="P5"/>
      <text:p text:style-name="P5">int main() {</text:p>
      <text:p text:style-name="P5"><text:s text:c="4"/>double radius;</text:p>
      <text:p text:style-name="P5"/>
      <text:p text:style-name="P5"><text:s text:c="4"/>cout &lt;&lt; "Enter the radius of the circle: ";</text:p>
      <text:p text:style-name="P5"><text:s text:c="4"/>cin &gt;&gt; radius;</text:p>
      <text:p text:style-name="P5"/>
      <text:p text:style-name="P5"><text:s text:c="4"/>Circle circle(radius); <text:s/>// Create a Circle object with the given radius</text:p>
      <text:p text:style-name="P5"/>
      <text:p text:style-name="P5"><text:s text:c="4"/>circle.area(); <text:s/>// Call the area function to calculate and print the area</text:p>
      <text:p text:style-name="P5"><text:s text:c="4"/>circle.circum(); <text:s/>// Call the circum function to calculate and print the circumference</text:p>
      <text:p text:style-name="P5"/>
      <text:p text:style-name="P5"><text:s text:c="4"/>return 0;</text:p>
      <text:p text:style-name="P5">}</text:p>
      <text:p text:style-name="P5"/>
      <text:p text:style-name="P6">Output:</text:p>
      <text:p text:style-name="P6"/>
      <text:p text:style-name="P6">Enter the radius of the circle: 12</text:p>
      <text:p text:style-name="P6">Area of the circle: 452.389</text:p>
      <text:p text:style-name="P6">Circumference of the circle: 75.3982</text:p>
      <text:p text:style-name="P6"/>
      <text:p text:style-name="P6"/>
      <text:p text:style-name="P6"/>
      <text:p text:style-name="P6"/>
      <text:p text:style-name="P6"/>
      <text:p text:style-name="P7"><text:soft-page-break/>Practical No – 08</text:p>
      <text:p text:style-name="P7"/>
      <text:p text:style-name="P7">Code:</text:p>
      <text:p text:style-name="P7"/>
      <text:p text:style-name="P7">#include &lt;iostream&gt;</text:p>
      <text:p text:style-name="P7">#include &lt;string&gt;</text:p>
      <text:p text:style-name="P7"/>
      <text:p text:style-name="P7">using namespace std;</text:p>
      <text:p text:style-name="P7"/>
      <text:p text:style-name="P7">int main() {</text:p>
      <text:p text:style-name="P7"><text:s text:c="4"/>string text;</text:p>
      <text:p text:style-name="P7"><text:s text:c="4"/>char charToCount = 'a';</text:p>
      <text:p text:style-name="P7"><text:s text:c="4"/>int count = 0;</text:p>
      <text:p text:style-name="P7"/>
      <text:p text:style-name="P7"><text:s text:c="4"/>cout &lt;&lt; "Enter a string: ";</text:p>
      <text:p text:style-name="P7"><text:s text:c="4"/>getline(cin, text);</text:p>
      <text:p text:style-name="P7"/>
      <text:p text:style-name="P7"><text:s text:c="4"/>for (char c : text) {</text:p>
      <text:p text:style-name="P7"><text:s text:c="8"/>if (tolower(c) == tolower(charToCount)) {</text:p>
      <text:p text:style-name="P7"><text:s text:c="12"/>count++;</text:p>
      <text:p text:style-name="P7"><text:s text:c="8"/>}</text:p>
      <text:p text:style-name="P7"><text:s text:c="4"/>}</text:p>
      <text:p text:style-name="P7"/>
      <text:p text:style-name="P7"><text:s text:c="4"/>cout &lt;&lt; "The number of occurrences of '" &lt;&lt; charToCount &lt;&lt; "' in the text is: " &lt;&lt; count &lt;&lt; endl;</text:p>
      <text:p text:style-name="P7"/>
      <text:p text:style-name="P7"><text:s text:c="4"/>return 0;</text:p>
      <text:p text:style-name="P7">}</text:p>
      <text:p text:style-name="P7"/>
      <text:p text:style-name="P7"/>
      <text:p text:style-name="P7"/>
      <text:p text:style-name="P8">Output:</text:p>
      <text:p text:style-name="P8"/>
      <text:p text:style-name="P8">Enter a string: Abundance</text:p>
      <text:p text:style-name="P8">The number of occurrences of 'a' in the text is: 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Practical No – 09</text:p>
      <text:p text:style-name="P9"/>
      <text:p text:style-name="P9">Code:</text:p>
      <text:p text:style-name="P9"/>
      <text:p text:style-name="P9">#include &lt;iostream&gt;</text:p>
      <text:p text:style-name="P9">#include &lt;string&gt;</text:p>
      <text:p text:style-name="P9"/>
      <text:p text:style-name="P9">using namespace std;</text:p>
      <text:p text:style-name="P9"/>
      <text:p text:style-name="P9">string reverseString(string str) {</text:p>
      <text:p text:style-name="P9"><text:s text:c="3"/>string reversedStr = ""; <text:s/>// Initialize empty string to store the reversed string</text:p>
      <text:p text:style-name="P9"/>
      <text:p text:style-name="P9"><text:s text:c="3"/>for (int i = str.length() - 1; i &gt;= 0; i--) {</text:p>
      <text:p text:style-name="P9"><text:s text:c="7"/>reversedStr += str[i]; <text:s/>// Append characters in reverse order</text:p>
      <text:p text:style-name="P9"><text:s text:c="3"/>}</text:p>
      <text:p text:style-name="P9"/>
      <text:p text:style-name="P9"><text:s text:c="3"/>return reversedStr;</text:p>
      <text:p text:style-name="P9">}</text:p>
      <text:p text:style-name="P9"/>
      <text:p text:style-name="P9">int main() {</text:p>
      <text:p text:style-name="P9"><text:s text:c="3"/>string str;</text:p>
      <text:p text:style-name="P9"/>
      <text:p text:style-name="P9"><text:s text:c="3"/>cout &lt;&lt; "Enter a string: ";</text:p>
      <text:p text:style-name="P9"><text:s text:c="3"/>getline(cin, str);</text:p>
      <text:p text:style-name="P9"/>
      <text:p text:style-name="P9"><text:s text:c="3"/>string reversed = reverseString(str);</text:p>
      <text:p text:style-name="P9"/>
      <text:p text:style-name="P9"><text:s text:c="3"/>cout &lt;&lt; "The reversed string is: " &lt;&lt; reversed &lt;&lt; endl;</text:p>
      <text:p text:style-name="P9"/>
      <text:p text:style-name="P9"><text:s text:c="3"/>return 0;</text:p>
      <text:p text:style-name="P9">}</text:p>
      <text:p text:style-name="P9"/>
      <text:p text:style-name="P10"/>
      <text:p text:style-name="P10">Output:</text:p>
      <text:p text:style-name="P10"/>
      <text:p text:style-name="P10">Enter a string: hello</text:p>
      <text:p text:style-name="P10">The reversed string is: olleh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ractical No – 10</text:p>
      <text:p text:style-name="P11"/>
      <text:p text:style-name="P11">Code:</text:p>
      <text:p text:style-name="P11"/>
      <text:p text:style-name="P11">#include &lt;iostream&gt;</text:p>
      <text:p text:style-name="P11"/>
      <text:p text:style-name="P11">using namespace std;</text:p>
      <text:p text:style-name="P11"/>
      <text:p text:style-name="P11">bool isPrime(int n) {</text:p>
      <text:p text:style-name="P11"><text:s text:c="4"/>if (n &lt;= 1) {</text:p>
      <text:p text:style-name="P11"><text:s text:c="8"/>return false; <text:s/>// 1 or less is not prime</text:p>
      <text:p text:style-name="P11"><text:s text:c="4"/>}</text:p>
      <text:p text:style-name="P11"><text:s text:c="4"/>for (int i = 2; i * i &lt;= n; i++) {</text:p>
      <text:p text:style-name="P11"><text:s text:c="8"/>if (n % i == 0) {</text:p>
      <text:p text:style-name="P11"><text:s text:c="12"/>return false; <text:s/>// Divisible by another number, not prime</text:p>
      <text:p text:style-name="P11"><text:s text:c="8"/>}</text:p>
      <text:p text:style-name="P11"><text:s text:c="4"/>}</text:p>
      <text:p text:style-name="P11"><text:s text:c="4"/>return true; <text:s/>// No divisors found, prime</text:p>
      <text:p text:style-name="P11">}</text:p>
      <text:p text:style-name="P11"/>
      <text:p text:style-name="P11">int main() {</text:p>
      <text:p text:style-name="P11"><text:s text:c="4"/>int n;</text:p>
      <text:p text:style-name="P11"/>
      <text:p text:style-name="P11"><text:s text:c="4"/>cout &lt;&lt; "Enter the number of prime numbers to print: ";</text:p>
      <text:p text:style-name="P11"><text:s text:c="4"/>cin &gt;&gt; n;</text:p>
      <text:p text:style-name="P11"/>
      <text:p text:style-name="P11"><text:s text:c="4"/>int count = 0;</text:p>
      <text:p text:style-name="P11"><text:s text:c="4"/>int num = 2;</text:p>
      <text:p text:style-name="P11"/>
      <text:p text:style-name="P11"><text:s text:c="4"/>while (count &lt; n) {</text:p>
      <text:p text:style-name="P11"><text:s text:c="8"/>if (isPrime(num)) {</text:p>
      <text:p text:style-name="P11"><text:s text:c="12"/>cout &lt;&lt; num &lt;&lt; " ";</text:p>
      <text:p text:style-name="P11"><text:s text:c="12"/>count++;</text:p>
      <text:p text:style-name="P11"><text:s text:c="8"/>}</text:p>
      <text:p text:style-name="P11"><text:s text:c="8"/>num++;</text:p>
      <text:p text:style-name="P11"><text:s text:c="4"/>}</text:p>
      <text:p text:style-name="P11"/>
      <text:p text:style-name="P11"><text:s text:c="4"/>cout &lt;&lt; endl;</text:p>
      <text:p text:style-name="P11"/>
      <text:p text:style-name="P11"><text:s text:c="4"/>return 0;</text:p>
      <text:p text:style-name="P11">}</text:p>
      <text:p text:style-name="P11"/>
      <text:p text:style-name="P11"/>
      <text:p text:style-name="P11"/>
      <text:p text:style-name="P11">Output:</text:p>
      <text:p text:style-name="P11"/>
      <text:p text:style-name="P11">Enter the number of prime numbers to print: 10</text:p>
      <text:p text:style-name="P11">2 3 5 7 11 13 17 19 23 29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08:26:50.017202275</meta:creation-date>
    <dc:date>2025-01-31T08:46:49.204713896</dc:date>
    <meta:editing-duration>PT19M50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10" meta:paragraph-count="262" meta:word-count="1194" meta:character-count="6479" meta:non-whitespace-character-count="4743"/>
  </office:meta>
</office:document-meta>
</file>